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2.6771in"/>
    </style:style>
    <style:style style:name="Table1.A1" style:family="table-cell">
      <style:table-cell-properties style:vertical-align="middle"/>
    </style:style>
    <style:style style:name="Table1.B1" style:family="table-cell">
      <style:table-cell-properties style:vertical-align="middle" fo:padding="0in" fo:border="none"/>
    </style:style>
    <style:style style:name="P1" style:family="paragraph" style:parent-style-name="Standard">
      <style:text-properties fo:color="#111111" style:font-name="FreeMono" fo:font-size="12pt" fo:font-weight="normal" officeooo:rsid="000e4db0" officeooo:paragraph-rsid="0013f56f" fo:background-color="#cccccc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111111" fo:font-size="15pt" fo:font-weight="bold" officeooo:rsid="000111f9" officeooo:paragraph-rsid="0013f56f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111111" style:font-name="Bitstream Charter" fo:font-size="15pt" fo:font-weight="bold" officeooo:rsid="000111f9" officeooo:paragraph-rsid="0013f56f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111111" style:font-name="Bitstream Charter" fo:font-size="12pt" officeooo:rsid="000111f9" officeooo:paragraph-rsid="0013f56f" style:font-size-asian="12pt" style:font-size-complex="12pt"/>
    </style:style>
    <style:style style:name="P5" style:family="paragraph" style:parent-style-name="Standard">
      <style:text-properties fo:color="#111111" style:font-name="Bitstream Charter" fo:font-size="12pt" fo:font-weight="normal" officeooo:rsid="00066894" officeooo:paragraph-rsid="0013f56f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111111" style:font-name="Bitstream Charter" fo:font-size="12pt" fo:font-weight="normal" officeooo:rsid="000e4db0" officeooo:paragraph-rsid="0013f56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111111" style:font-name="Bitstream Charter" officeooo:rsid="000111f9" officeooo:paragraph-rsid="0013f56f"/>
    </style:style>
    <style:style style:name="P8" style:family="paragraph" style:parent-style-name="Standard">
      <style:text-properties fo:color="#111111" style:font-name="Bitstream Charter" officeooo:rsid="0004d589" officeooo:paragraph-rsid="0013f56f"/>
    </style:style>
    <style:style style:name="P9" style:family="paragraph" style:parent-style-name="Standard">
      <style:text-properties fo:color="#111111" fo:font-size="12pt" officeooo:rsid="000111f9" officeooo:paragraph-rsid="0013f56f" style:font-size-asian="12pt" style:font-size-complex="12pt"/>
    </style:style>
    <style:style style:name="P10" style:family="paragraph" style:parent-style-name="Standard">
      <style:text-properties fo:color="#111111" fo:font-size="12pt" fo:font-weight="normal" officeooo:rsid="00066894" officeooo:paragraph-rsid="0013f56f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111111" fo:font-size="12pt" fo:font-weight="normal" officeooo:rsid="001c77e9" officeooo:paragraph-rsid="0013f56f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111111" fo:font-size="12pt" fo:font-weight="normal" officeooo:rsid="001c77e9" officeooo:paragraph-rsid="00146895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111111" fo:font-size="12pt" fo:font-weight="normal" officeooo:rsid="000e4db0" officeooo:paragraph-rsid="0013f56f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111111" officeooo:rsid="000111f9" officeooo:paragraph-rsid="0013f56f"/>
    </style:style>
    <style:style style:name="P15" style:family="paragraph" style:parent-style-name="Standard">
      <style:text-properties fo:color="#111111" officeooo:rsid="0004d589" officeooo:paragraph-rsid="0013f56f"/>
    </style:style>
    <style:style style:name="P16" style:family="paragraph" style:parent-style-name="Standard">
      <style:text-properties fo:color="#111111" style:font-name="monospace" fo:font-size="12pt" officeooo:rsid="00101a92" officeooo:paragraph-rsid="0013f56f" style:font-size-asian="12pt" style:font-size-complex="12pt"/>
    </style:style>
    <style:style style:name="P17" style:family="paragraph" style:parent-style-name="Standard">
      <style:text-properties fo:font-size="12pt" fo:font-weight="normal" officeooo:rsid="00066894" officeooo:paragraph-rsid="0013f56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Bitstream Charter" officeooo:rsid="00101a92" officeooo:paragraph-rsid="0013f56f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111111" style:font-name="FreeMono" fo:font-size="12pt" officeooo:paragraph-rsid="0013f56f" fo:background-color="#cccccc" style:font-size-asian="12pt" style:font-size-complex="12pt"/>
    </style:style>
    <style:style style:name="P20" style:family="paragraph" style:parent-style-name="Text_20_body">
      <style:text-properties fo:color="#111111" style:font-name="FreeMono" fo:font-size="12pt" officeooo:paragraph-rsid="0013f56f" style:font-size-asian="12pt" style:font-size-complex="12pt"/>
    </style:style>
    <style:style style:name="P21" style:family="paragraph" style:parent-style-name="Text_20_body" style:list-style-name="L5">
      <style:text-properties fo:color="#111111" style:font-name="Bitstream Charter" fo:font-size="12pt" officeooo:paragraph-rsid="0013f56f" style:font-size-asian="12pt" style:font-size-complex="12pt"/>
    </style:style>
    <style:style style:name="P22" style:family="paragraph" style:parent-style-name="Text_20_body" style:list-style-name="L4">
      <style:text-properties officeooo:paragraph-rsid="0013f56f"/>
    </style:style>
    <style:style style:name="P23" style:family="paragraph" style:parent-style-name="Text_20_body">
      <style:text-properties officeooo:rsid="00151005" officeooo:paragraph-rsid="00151005"/>
    </style:style>
    <style:style style:name="P24" style:family="paragraph" style:parent-style-name="Text_20_body">
      <style:text-properties style:font-name="FreeMono" officeooo:rsid="00151005" officeooo:paragraph-rsid="00151005" fo:background-color="#cccccc"/>
    </style:style>
    <style:style style:name="P25" style:family="paragraph" style:parent-style-name="Text_20_body" style:list-style-name="L4">
      <style:paragraph-properties fo:margin-top="0in" fo:margin-bottom="0in" loext:contextual-spacing="false"/>
      <style:text-properties officeooo:paragraph-rsid="0013f56f"/>
    </style:style>
    <style:style style:name="P26" style:family="paragraph" style:parent-style-name="Text_20_body" style:list-style-name="L5">
      <style:paragraph-properties fo:margin-top="0in" fo:margin-bottom="0in" loext:contextual-spacing="false"/>
      <style:text-properties officeooo:paragraph-rsid="0013f56f"/>
    </style:style>
    <style:style style:name="P27" style:family="paragraph" style:parent-style-name="Heading_20_2">
      <style:text-properties fo:color="#111111" style:font-name="Bitstream Charter" fo:font-size="12pt" officeooo:rsid="000111f9" officeooo:paragraph-rsid="0013f56f" style:font-size-asian="12pt" style:font-size-complex="12pt"/>
    </style:style>
    <style:style style:name="P28" style:family="paragraph" style:parent-style-name="Table_20_Contents">
      <style:text-properties fo:color="#111111" style:font-name="Bitstream Charter" fo:font-weight="bold" officeooo:paragraph-rsid="0013f56f"/>
    </style:style>
    <style:style style:name="P29" style:family="paragraph" style:parent-style-name="Table_20_Contents">
      <style:text-properties fo:color="#111111" style:font-name="Bitstream Charter" fo:font-weight="normal" officeooo:paragraph-rsid="0013f56f"/>
    </style:style>
    <style:style style:name="P30" style:family="paragraph" style:parent-style-name="Table_20_Contents">
      <style:text-properties fo:color="#111111" style:font-name="Bitstream Charter" fo:font-size="12pt" fo:font-weight="normal" officeooo:rsid="00066894" officeooo:paragraph-rsid="0013f56f" style:font-size-asian="12pt" style:font-weight-asian="normal" style:font-size-complex="12pt" style:font-weight-complex="normal"/>
    </style:style>
    <style:style style:name="P31" style:family="paragraph" style:parent-style-name="Table_20_Contents" style:list-style-name="L1">
      <style:text-properties fo:color="#111111" style:font-name="Bitstream Charter" fo:font-size="12pt" officeooo:paragraph-rsid="0013f56f" style:font-size-asian="12pt" style:font-size-complex="12pt"/>
    </style:style>
    <style:style style:name="P32" style:family="paragraph" style:parent-style-name="Table_20_Contents" style:list-style-name="L1">
      <style:text-properties fo:color="#111111" style:font-name="FreeMono" fo:font-size="12pt" officeooo:paragraph-rsid="0013f56f" fo:background-color="#cccccc" style:font-size-asian="12pt" style:font-size-complex="12pt"/>
    </style:style>
    <style:style style:name="P33" style:family="paragraph" style:parent-style-name="Table_20_Contents" style:list-style-name="L1">
      <style:paragraph-properties fo:margin-top="0in" fo:margin-bottom="0.1965in" loext:contextual-spacing="false"/>
      <style:text-properties fo:color="#111111" fo:font-size="12pt" fo:font-weight="normal" officeooo:rsid="00066894" officeooo:paragraph-rsid="0013f56f" style:font-size-asian="12pt" style:font-weight-asian="normal" style:font-size-complex="12pt" style:font-weight-complex="normal"/>
    </style:style>
    <style:style style:name="P34" style:family="paragraph" style:parent-style-name="Title">
      <style:text-properties fo:color="#111111" officeooo:paragraph-rsid="0013f56f"/>
    </style:style>
    <style:style style:name="P35" style:family="paragraph" style:parent-style-name="Preformatted_20_Text">
      <style:text-properties officeooo:rsid="000111f9" officeooo:paragraph-rsid="0013f56f"/>
    </style:style>
    <style:style style:name="P36" style:family="paragraph" style:parent-style-name="Preformatted_20_Text">
      <style:text-properties fo:color="#111111" style:font-name="FreeMono" fo:font-size="12pt" officeooo:rsid="000111f9" officeooo:paragraph-rsid="0013f56f" fo:background-color="#cccccc" style:font-size-asian="12pt" style:font-size-complex="12pt"/>
    </style:style>
    <style:style style:name="P37" style:family="paragraph" style:parent-style-name="Preformatted_20_Text" style:list-style-name="L5">
      <style:text-properties officeooo:paragraph-rsid="0013f56f"/>
    </style:style>
    <style:style style:name="P38" style:family="paragraph" style:parent-style-name="Preformatted_20_Text" style:list-style-name="L5">
      <style:paragraph-properties fo:margin-top="0in" fo:margin-bottom="0.1965in" loext:contextual-spacing="false"/>
      <style:text-properties style:font-name="monospace" officeooo:rsid="00101a92" officeooo:paragraph-rsid="0013f56f"/>
    </style:style>
    <style:style style:name="P39" style:family="paragraph" style:parent-style-name="Preformatted_20_Text" style:list-style-name="L5">
      <style:paragraph-properties fo:margin-top="0in" fo:margin-bottom="0.1965in" loext:contextual-spacing="false"/>
      <style:text-properties officeooo:paragraph-rsid="0013f56f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13f56f"/>
    </style:style>
    <style:style style:name="P41" style:family="paragraph" style:parent-style-name="Heading_20_1">
      <style:text-properties fo:color="#111111" officeooo:paragraph-rsid="0013f56f"/>
    </style:style>
    <style:style style:name="P42" style:family="paragraph" style:parent-style-name="Heading_20_1">
      <style:text-properties officeooo:paragraph-rsid="0013f56f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0e4db0" fo:background-color="#cccccc" loext:char-shading-value="0"/>
    </style:style>
    <style:style style:name="T3" style:family="text">
      <style:text-properties fo:color="#111111"/>
    </style:style>
    <style:style style:name="T4" style:family="text">
      <style:text-properties fo:color="#111111" style:font-name="FreeMono" fo:font-size="12pt" fo:background-color="#cccccc" loext:char-shading-value="0" style:font-size-asian="12pt" style:font-size-complex="12pt"/>
    </style:style>
    <style:style style:name="T5" style:family="text">
      <style:text-properties fo:color="#111111" style:font-name="FreeMono" fo:font-size="12pt" style:font-size-asian="12pt" style:font-size-complex="12pt"/>
    </style:style>
    <style:style style:name="T6" style:family="text">
      <style:text-properties fo:color="#111111" officeooo:rsid="001bd714"/>
    </style:style>
    <style:style style:name="T7" style:family="text">
      <style:text-properties fo:color="#111111" fo:font-size="12pt" style:font-size-asian="12pt" style:font-size-complex="12pt"/>
    </style:style>
    <style:style style:name="T8" style:family="text">
      <style:text-properties fo:color="#111111" fo:font-size="12pt" officeooo:rsid="001bd714" style:font-size-asian="12pt" style:font-size-complex="12pt"/>
    </style:style>
    <style:style style:name="T9" style:family="text">
      <style:text-properties fo:color="#111111" style:font-name="Bitstream Charter" fo:font-size="12pt" style:font-size-asian="12pt" style:font-size-complex="12pt"/>
    </style:style>
    <style:style style:name="T10" style:family="text">
      <style:text-properties officeooo:rsid="001379d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2fde4" style:font-weight-asian="bold" style:font-weight-complex="bold"/>
    </style:style>
    <style:style style:name="T13" style:family="text">
      <style:text-properties officeooo:rsid="0015316e"/>
    </style:style>
    <style:style style:name="T14" style:family="text">
      <style:text-properties style:font-name="FreeMono"/>
    </style:style>
    <style:style style:name="T15" style:family="text">
      <style:text-properties style:font-name="FreeMono" officeooo:rsid="00101a92" fo:background-color="#cccccc" loext:char-shading-value="0"/>
    </style:style>
    <style:style style:name="T16" style:family="text">
      <style:text-properties style:font-name="FreeMono" officeooo:rsid="00146895" fo:background-color="#cccccc" loext:char-shading-value="0"/>
    </style:style>
    <style:style style:name="T17" style:family="text">
      <style:text-properties officeooo:rsid="0013f56f"/>
    </style:style>
    <style:style style:name="T18" style:family="text">
      <style:text-properties fo:background-color="#cccccc" loext:char-shading-value="0"/>
    </style:style>
    <style:style style:name="T19" style:family="text">
      <style:text-properties style:use-window-font-color="true" style:font-name="Bitstream Charter" officeooo:rsid="000e4db0" fo:background-color="#cccccc" loext:char-shading-value="0"/>
    </style:style>
    <style:style style:name="T20" style:family="text">
      <style:text-properties style:use-window-font-color="true" style:font-name="Bitstream Charter" officeooo:rsid="000e4db0"/>
    </style:style>
    <style:style style:name="T21" style:family="text">
      <style:text-properties style:use-window-font-color="true" style:font-name="Bitstream Charter" officeooo:rsid="000e4db0" fo:background-color="transparent" loext:char-shading-value="0"/>
    </style:style>
    <style:style style:name="T22" style:family="text">
      <style:text-properties style:use-window-font-color="true" style:font-name="Bitstream Charter" officeooo:rsid="000e4db0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Installing <text:span text:style-name="T17">Pytorch</text:span> with GPU support</text:p>
      <text:p text:style-name="P2"/>
      <text:h text:style-name="P41" text:outline-level="1">I<text:span text:style-name="T1">nstall GPU drivers</text:span></text:h>
      <text:p text:style-name="P3"/>
      <text:p text:style-name="P4">add drivers to apt-get repo lists</text:p>
      <text:p text:style-name="P9"/>
      <text:p text:style-name="P35"><text:span text:style-name="Source_20_Text"><text:span text:style-name="T4">sudo add-apt-repository ppa:graphics-drivers/ppa</text:span></text:span></text:p>
      <text:p text:style-name="P40"><text:span text:style-name="Source_20_Text"><text:span text:style-name="T4">sudo apt update</text:span></text:span></text:p>
      <text:p text:style-name="P4">locate driver version from nvidia websit<text:span text:style-name="T10">e. <text:s/>This is an example result:</text:span></text:p>
      <text:h text:style-name="P27" text:outline-level="2">Linux x64 (AMD64/EM64T) Display Drive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bookmark text:name="tdVersionHeading"/>Version: <text:bookmark text:name="tdVersion"/></text:p>
          </table:table-cell>
          <table:table-cell table:style-name="Table1.B1" office:value-type="string">
            <text:p text:style-name="P29"><text:span text:style-name="T11">390</text:span>.59 <text:bookmark text:name="tdReleaseDateHeading"/></text:p>
          </table:table-cell>
        </table:table-row>
        <table:table-row>
          <table:table-cell table:style-name="Table1.A1" office:value-type="string">
            <text:p text:style-name="P28">Release Date: <text:bookmark text:name="tdReleaseDate"/></text:p>
          </table:table-cell>
          <table:table-cell table:style-name="Table1.B1" office:value-type="string">
            <text:p text:style-name="P29">2018.5.16 </text:p>
          </table:table-cell>
        </table:table-row>
        <table:table-row>
          <table:table-cell table:style-name="Table1.A1" office:value-type="string">
            <text:p text:style-name="P28">Operating System: </text:p>
          </table:table-cell>
          <table:table-cell table:style-name="Table1.B1" office:value-type="string">
            <text:p text:style-name="P29">Linux 64-bit </text:p>
          </table:table-cell>
        </table:table-row>
        <table:table-row>
          <table:table-cell table:style-name="Table1.A1" office:value-type="string">
            <text:p text:style-name="P28">Language: </text:p>
          </table:table-cell>
          <table:table-cell table:style-name="Table1.B1" office:value-type="string">
            <text:p text:style-name="P29">English (US) </text:p>
          </table:table-cell>
        </table:table-row>
        <table:table-row>
          <table:table-cell table:style-name="Table1.A1" office:value-type="string">
            <text:p text:style-name="P28">File Size: </text:p>
          </table:table-cell>
          <table:table-cell table:style-name="Table1.B1" office:value-type="string">
            <text:p text:style-name="P29">78.89 MB </text:p>
          </table:table-cell>
        </table:table-row>
      </table:table>
      <text:p text:style-name="P7"/>
      <text:p text:style-name="P36">sudo apt-get install nvidia-<text:span text:style-name="T12">390</text:span></text:p>
      <text:p text:style-name="P14"/>
      <text:p text:style-name="P8">reboot system</text:p>
      <text:p text:style-name="P15"/>
      <text:h text:style-name="P41" text:outline-level="1">Install CUDA Toolkit</text:h>
      <text:p text:style-name="P10"/>
      <text:p text:style-name="P17"><text:a xlink:type="simple" xlink:href="https://developer.nvidia.com/cuda-downloads?target_os=Linux&amp;target_arch=x86_64&amp;target_distro=Ubuntu&amp;target_version=1604&amp;target_type=runfilelocal" text:style-name="Internet_20_link" text:visited-style-name="Visited_20_Internet_20_Link"><text:span text:style-name="T3">https://developer.nvidia.com/cuda-downloads?target_os=Linux&amp;target_arch=x86_64&amp;target_distro=Ubuntu&amp;target_version=1604&amp;target_type=runfilelocal</text:span></text:a></text:p>
      <text:p text:style-name="P5"/>
      <text:p text:style-name="P30">Base Installer</text:p>
      <text:p text:style-name="P30"><text:bookmark text:name="targetInstallerTable"/>Installation Instructions:</text:p>
      <text:list xml:id="list8251909263190674380" text:style-name="L1">
        <text:list-item>
          <text:p text:style-name="P31">Run </text:p>
          <text:p text:style-name="P32">sudo sh cuda_9.1.85_387.26_linux.run</text:p>
          <text:p text:style-name="P32"/>
        </text:list-item>
        <text:list-item>
          <text:p text:style-name="P33"><text:span text:style-name="T1">Follow the command-line prompts </text:span></text:p>
        </text:list-item>
      </text:list>
      <text:h text:style-name="P41" text:outline-level="1"><text:span text:style-name="T13">I</text:span>nstall cudnn</text:h>
      <text:p text:style-name="P10"/>
      <text:p text:style-name="P17"><text:a xlink:type="simple" xlink:href="https://developer.nvidia.com/rdp/cudnn-download" text:style-name="Internet_20_link" text:visited-style-name="Visited_20_Internet_20_Link"><text:span text:style-name="T3">https://developer.nvidia.com/rdp/cudnn-download</text:span></text:a></text:p>
      <text:p text:style-name="P10"/>
      <text:p text:style-name="P18"><text:span text:style-name="T3">Download the .tar file </text:span><text:span text:style-name="T6">(for example: </text:span><text:a xlink:type="simple" xlink:href="https://developer.nvidia.com/compute/machine-learning/cudnn/secure/v7.1.3/prod/9.1_20180414/cudnn-9.1-linux-x64-v7.1" text:style-name="Internet_20_link" text:visited-style-name="Visited_20_Internet_20_Link"><text:span text:style-name="T7">cuDNN v7.1.3 Library for Linux</text:span></text:a><text:span text:style-name="T8">)</text:span></text:p>
      <text:p text:style-name="P16"><text:soft-page-break/></text:p>
      <text:p text:style-name="P16"><text:span text:style-name="T1">In the following sections</text:span>:<text:bookmark text:name="installlinux__ul_cmd_rpj_r1b"/> </text:p>
      <text:list xml:id="list2402808571715960055" text:style-name="L4">
        <text:list-item>
          <text:p text:style-name="P25"><text:bookmark text:name="installlinux__ul_cmd_rpj_r1b1"/><text:span text:style-name="T9">your CUDA directory path is referred to as</text:span><text:span text:style-name="T5"> </text:span><text:span text:style-name="Example"><text:span text:style-name="T5">/usr/local/cuda/</text:span></text:span><text:span text:style-name="T5"> </text:span></text:p>
        </text:list-item>
        <text:list-item>
          <text:p text:style-name="P22"><text:span text:style-name="T9">your cuDNN download path is referred to as</text:span><text:span text:style-name="T7"> </text:span><text:span text:style-name="Example"><text:span text:style-name="T5">&lt;cudnnpath&gt;</text:span></text:span><text:span text:style-name="T5"> </text:span></text:p>
        </text:list-item>
      </text:list>
      <text:p text:style-name="P20"/>
      <text:list xml:id="list7766401219411733378" text:style-name="L5">
        <text:list-item>
          <text:p text:style-name="P26"><text:bookmark text:name="installlinux-tar__steps_yvz_4l2_r1b"/><text:span text:style-name="T9">Navigate to your </text:span><text:span text:style-name="Example"><text:span text:style-name="T5">&lt;cudnnpath&gt;</text:span></text:span><text:span text:style-name="T9"> directory containing the cuDNN Tar file. </text:span></text:p>
        </text:list-item>
        <text:list-item>
          <text:p text:style-name="P21">Unzip the cuDNN package. </text:p>
          <text:p text:style-name="P39"><text:span text:style-name="User_20_Entry"><text:span text:style-name="T4">$ tar -xzvf cudnn-9.0-linux-x64-v7.tgz</text:span></text:span></text:p>
        </text:list-item>
        <text:list-item>
          <text:p text:style-name="P21">Copy the following files into the CUDA Toolkit directory. </text:p>
          <text:p text:style-name="P37"><text:span text:style-name="User_20_Entry"><text:span text:style-name="T4">$ sudo cp cuda/include/cudnn.h /usr/local/cuda/include</text:span></text:span></text:p>
          <text:p text:style-name="P37"><text:span text:style-name="User_20_Entry"><text:span text:style-name="T4">$ sudo cp cuda/lib64/libcudnn* /usr/local/cuda/lib64</text:span></text:span></text:p>
          <text:p text:style-name="P37"><text:span text:style-name="User_20_Entry"><text:span text:style-name="T4">$ sudo chmod a+r /usr/local/cuda/include/cudnn.h</text:span></text:span></text:p>
          <text:p text:style-name="P38"><text:span text:style-name="User_20_Entry"><text:span text:style-name="T4">/usr/local/cuda/lib64/libcudnn*</text:span></text:span></text:p>
        </text:list-item>
      </text:list>
      <text:p text:style-name="P19"/>
      <text:h text:style-name="P42" text:outline-level="1">Install NVCC</text:h>
      <text:p text:style-name="P11"/>
      <text:p text:style-name="P11"><text:span text:style-name="User_20_Entry"><text:span text:style-name="T15">sudo apt install nvidia-cuda-toolkit</text:span></text:span></text:p>
      <text:p text:style-name="P11"><text:span text:style-name="User_20_Entry"><text:span text:style-name="T15"/></text:span></text:p>
      <text:p text:style-name="P12"><text:span text:style-name="User_20_Entry"><text:span text:style-name="T22">Check your version with</text:span></text:span></text:p>
      <text:p text:style-name="P12"><text:span text:style-name="User_20_Entry"><text:span text:style-name="T16"/></text:span></text:p>
      <text:p text:style-name="P12"><text:span text:style-name="User_20_Entry"><text:span text:style-name="T16">nvcc --version</text:span></text:span></text:p>
      <text:h text:style-name="P41" text:outline-level="1">Add cuda <text:span text:style-name="T13">and other dependencies user’s </text:span>to path</text:h>
      <text:p text:style-name="P13">i<text:span text:style-name="T1">n your home folder, open the hidden file </text:span><text:span text:style-name="T14">.profile</text:span></text:p>
      <text:p text:style-name="P6"/>
      <text:p text:style-name="P6">add the following lines to this file</text:p>
      <text:p text:style-name="P6"/>
      <text:p text:style-name="P1"># add directories to python path</text:p>
      <text:p text:style-name="P1">export PYTHONPATH=/usr/local:$PYTHONPATH</text:p>
      <text:p text:style-name="P1">export PYTHONPATH=/usr/bin/python</text:p>
      <text:p text:style-name="P1"/>
      <text:p text:style-name="P1"># add CUDA to path</text:p>
      <text:p text:style-name="P1">export LD_LIBRARY_PATH=/usr/local/cuda-9.1/lib64:$LD_LIBRARY_PATH</text:p>
      <text:p text:style-name="P1">export CUDA_HOME=/usr/local/cuda-9.1:$CUDA_HOME</text:p>
      <text:p text:style-name="P1">PATH=${CUDA_HOME}/bin:${PATH}</text:p>
      <text:p text:style-name="P1">export PATH</text:p>
      <text:p text:style-name="P1"/>
      <text:p text:style-name="P1"># set make flags</text:p>
      <text:p text:style-name="P1">export MAKEFLAGS=-j8</text:p>
      <text:p text:style-name="P1"/>
      <text:h text:style-name="Heading_20_1" text:outline-level="1"><text:soft-page-break/>Install Pytorch</text:h>
      <text:p text:style-name="Text_20_body"/>
      <text:p text:style-name="P23">Activate your conda environment and run the following command:</text:p>
      <text:p text:style-name="P24">conda install pytorch torchvision -c pytorch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5:19:10.992330558</meta:creation-date>
    <dc:date>2018-05-21T18:35:01.642598362</dc:date>
    <meta:editing-duration>PT3H5M49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3" meta:paragraph-count="60" meta:word-count="242" meta:character-count="1999" meta:non-whitespace-character-count="1806"/>
  </office:meta>
</office:document-meta>
</file>